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0a52c" officeooo:paragraph-rsid="0000a52c" style:font-size-asian="12pt" style:font-size-complex="12pt"/>
    </style:style>
    <style:style style:name="P2" style:family="paragraph" style:parent-style-name="Standard">
      <style:text-properties officeooo:paragraph-rsid="0000a52c"/>
    </style:style>
    <style:style style:name="P3" style:family="paragraph" style:parent-style-name="Standard">
      <style:text-properties fo:font-size="12pt" fo:font-weight="bold" officeooo:rsid="0000a52c" officeooo:paragraph-rsid="0000a52c" style:font-size-asian="12pt" style:font-weight-asian="bold" style:font-size-complex="12pt" style:font-weight-complex="bold"/>
    </style:style>
    <style:style style:name="P4" style:family="paragraph" style:parent-style-name="Text_20_body">
      <style:paragraph-properties fo:margin-top="0in" fo:margin-bottom="0in" style:contextual-spacing="false" fo:line-height="100%" fo:text-align="justify" style:justify-single-word="false" style:writing-mode="lr-tb" style:writing-mode-automatic="false"/>
      <style:text-properties style:font-name="Liberation Serif" officeooo:rsid="0000a52c" officeooo:paragraph-rsid="0000a52c" style:font-size-asian="12pt"/>
    </style:style>
    <style:style style:name="P5"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font-name="Liberation Serif" officeooo:rsid="0000a52c" style:font-size-asian="12pt"/>
    </style:style>
    <style:style style:name="P6" style:family="paragraph" style:parent-style-name="Text_20_body" style:list-style-name="L1">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Liberation Serif" officeooo:rsid="0000a52c" style:font-size-asian="12pt"/>
    </style:style>
    <style:style style:name="P7" style:family="paragraph" style:parent-style-name="Standard">
      <style:paragraph-properties fo:margin-top="0in" fo:margin-bottom="0in" style:contextual-spacing="false" fo:line-height="100%" fo:text-align="justify" style:justify-single-word="false"/>
      <style:text-properties fo:font-size="12pt" officeooo:rsid="0000a52c" officeooo:paragraph-rsid="0000a52c" style:font-size-asian="12pt" style:font-size-complex="12pt"/>
    </style:style>
    <style:style style:name="P8" style:family="paragraph" style:parent-style-name="Text_20_body">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9"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in" fo:margin-bottom="0in" style:contextual-spacing="false" fo:line-height="0.1701in" fo:text-align="justify" style:justify-single-word="false"/>
      <style:text-properties fo:color="#000000" loext:opacity="100%" style:font-name="JetBrains Mono" fo:font-size="9pt" fo:language="zxx" fo:country="none" fo:font-style="normal" style:text-underline-style="none" fo:font-weight="normal" officeooo:rsid="00087d52" officeooo:paragraph-rsid="0000a52c" fo:background-color="transparent" style:font-size-asian="9pt" style:font-weight-asian="bold" style:font-size-complex="9pt" style:font-weight-complex="bold"/>
    </style:style>
    <style:style style:name="P10" style:family="paragraph" style:parent-style-name="Standard">
      <style:text-properties fo:font-size="11pt" fo:font-weight="bold" officeooo:rsid="0000a52c" officeooo:paragraph-rsid="000c1731" style:font-size-asian="11pt" style:font-weight-asian="bold" style:font-size-complex="11pt" style:font-weight-complex="bold"/>
    </style:style>
    <style:style style:name="P11" style:family="paragraph" style:parent-style-name="Text_20_body">
      <style:paragraph-properties fo:margin-top="0.0398in" fo:margin-bottom="0.0398in" style:contextual-spacing="false" fo:line-height="100%" fo:text-align="justify" style:justify-single-word="false"/>
      <style:text-properties style:font-name="Liberation Serif" officeooo:paragraph-rsid="000c9641"/>
    </style:style>
    <style:style style:name="P12"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font-name="Liberation Serif"/>
    </style:style>
    <style:style style:name="P13" style:family="paragraph" style:parent-style-name="Text_20_body">
      <style:paragraph-properties fo:margin-top="0.0398in" fo:margin-bottom="0.0398in" style:contextual-spacing="false" fo:line-height="100%" fo:text-align="justify" style:justify-single-word="false"/>
      <style:text-properties officeooo:paragraph-rsid="000c9641"/>
    </style:style>
    <style:style style:name="P14" style:family="paragraph" style:parent-style-name="Standard">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text-align="justify" style:justify-single-word="false"/>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T1" style:family="text">
      <style:text-properties fo:font-weight="bold" officeooo:rsid="0016140d" style:font-weight-asian="bold" style:font-weight-complex="bold"/>
    </style:style>
    <style:style style:name="T2" style:family="text">
      <style:text-properties fo:font-weight="bold" style:font-weight-asian="bold" style:font-weight-complex="bold"/>
    </style:style>
    <style:style style:name="T3" style:family="text">
      <style:text-properties officeooo:rsid="0016140d"/>
    </style:style>
    <style:style style:name="T4" style:family="text">
      <style:text-properties fo:font-size="12pt" fo:font-weight="bold" officeooo:rsid="0016140d" style:font-size-asian="12pt" style:font-weight-asian="bold" style:font-size-complex="12pt" style:font-weight-complex="bold"/>
    </style:style>
    <style:style style:name="T5" style:family="text">
      <style:text-properties fo:font-size="12pt" fo:font-weight="bold" officeooo:rsid="0000a52c" style:font-size-asian="12pt" style:font-weight-asian="bold" style:font-size-complex="12pt" style:font-weight-complex="bold"/>
    </style:style>
    <style:style style:name="T6" style:family="text">
      <style:text-properties fo:font-size="12pt" officeooo:rsid="0000a52c" style:font-size-asian="12pt" style:font-size-complex="12pt"/>
    </style:style>
    <style:style style:name="T7" style:family="text">
      <style:text-properties fo:font-weight="bold"/>
    </style:style>
    <style:style style:name="T8" style:family="text">
      <style:text-properties fo:color="#000000" loext:opacity="100%" fo:font-size="10.5pt"/>
    </style:style>
    <style:style style:name="T9" style:family="text">
      <style:text-properties officeooo:rsid="000c1731"/>
    </style:style>
    <style:style style:name="T10" style:family="text">
      <style:text-properties officeooo:rsid="000c964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text:span><text:span text:style-name="T2">.1<text:tab/>Experiment No.<text:tab/>: </text:span>0<text:span text:style-name="T3">4</text:span></text:p>
      <text:p text:style-name="P2"><text:span text:style-name="T4">4</text:span><text:span text:style-name="T5">.2<text:tab/>Experiment Name<text:tab/>:</text:span><text:span text:style-name="T6"> Implementation of Image Histogram and Histogram <text:s/><text:tab/><text:tab/><text:tab/> <text:s text:c="13"/>Equalization Using Python</text:span></text:p>
      <text:p text:style-name="P3"><text:span text:style-name="T3">4</text:span>.3<text:tab/>Theory</text:p>
      <text:p text:style-name="P3"/>
      <text:p text:style-name="P4"><text:bookmark text:name="p-rc_d816fb986802d53b-178"/>Digital Image Processing centers on the representation, analysis, and enhancement of pixel intensity distributions to improve visual information for human interpretation or autonomous machine perception. Core objectives in this field involve implementing and evaluating algorithms for image visualization and contrast manipulation using computational tools such as <text:span text:style-name="T7">Python</text:span>, <text:span text:style-name="T7">NumPy</text:span>, and <text:span text:style-name="T7">OpenCV</text:span>. </text:p>
      <text:p text:style-name="P5">Key technical processes in intensity transformation include:</text:p>
      <text:list text:style-name="L1">
        <text:list-item>
          <text:p text:style-name="P6"><text:span text:style-name="T7">Histogram Computation:</text:span> This involves developing custom algorithms to calculate and plot the frequency distribution of pixel intensities within a given dataset or grayscale image. By iterating through pixel values, one can gain a fundamental understanding of data distribution without relying on high-level library abstractions. </text:p>
        </text:list-item>
        <text:list-item>
          <text:p text:style-name="P6"><text:bookmark text:name="p-rc_d816fb986802d53b-180"/><text:span text:style-name="T7">Contrast Enhancement via Histogram Equalization:</text:span> This technique utilizes the mathematical normalization of a <text:span text:style-name="T7">Probability Density Function (PDF)</text:span> to derive a <text:span text:style-name="T7">Cumulative Distribution Function (CDF)</text:span>. The CDF is then used to linearly map pixel values, effectively spreading out the most frequent intensity values to improve the overall contrast and quality of an image. </text:p>
        </text:list-item>
        <text:list-item>
          <text:p text:style-name="P6"><text:bookmark text:name="p-rc_d816fb986802d53b-181"/><text:span text:style-name="T7">Histogram Specification (Matching):</text:span> This is an advanced transformation where the intensity profile of a source image is adjusted to match the distribution of a specific target reference image. This process is critical for normalizing visual data across different lighting conditions or sensor types and is typically validated through statistical data tables and side-by-side subplot visualizations. </text:p>
        </text:list-item>
      </text:list>
      <text:p text:style-name="P5"><text:bookmark text:name="p-rc_d816fb986802d53b-182"/>Through the combination of manual logic and optimized computational functions, these methods illustrate how pixel-level manipulations contribute to broader system usability and visual clarity in modern computing environments.</text:p>
      <text:p text:style-name="P4"/>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8"/></text:p>
      <text:p text:style-name="P10"><text:soft-page-break/><text:span text:style-name="T3">4</text:span>.<text:span text:style-name="T9">4</text:span><text:tab/><text:span text:style-name="T10">Discussion</text:span></text:p>
      <text:p text:style-name="P11"><text:bookmark text:name="p-rc_1644473c8c09be75-206"/>The practical application of digital image processing highlights the critical relationship between mathematical theory and visual output. By examining the results of various intensity transformations, several key insights into the behavior of pixel-level manipulations emerge. Implementing histogram calculation manually using nested loops provides a granular view of how image data is structured. While high-level libraries offer significant performance advantages through vectorization, manual implementation is essential for understanding the underlying frequency distribution of intensities. This foundational knowledge is necessary when debugging complex systems or designing custom transformation functions. </text:p>
      <text:p text:style-name="P12"><text:bookmark text:name="p-rc_1644473c8c09be75-207"/>Histogram equalization serves as a powerful tool for contrast enhancement, particularly in images with skewed or narrow intensity distributions. By spreading the probability density across the entire available range, the process reveals hidden details in shadows or overexposed areas. However, a notable observation during implementation is that for images already possessing a broad or uniform distribution, equalization can lead to over-saturation or an artificial appearance. This underscores the importance of evaluating the specific characteristics of the input data before applying global transformations. </text:p>
      <text:p text:style-name="P12"><text:bookmark text:name="p-rc_1644473c8c09be75-208"/>In contrast to the global nature of equalization, histogram specification offers a higher degree of control. While equalization aims for a generic uniform distribution, specification allows for the intentional shaping of an image's aesthetic or technical profile to match a target. This is particularly useful in multi-sensor environments where visual consistency is required. The accuracy of this mapping is highly dependent on the precision of the mapping function derived from the Cumulative Distribution Functions (CDFs) of both the source and reference images. </text:p>
      <text:p text:style-name="P12"><text:bookmark text:name="p-rc_1644473c8c09be75-209"/>The use of NumPy and OpenCV further demonstrates the efficiency required for real-time image processing. Utilizing array-based operations significantly reduces execution time compared to standard Python lists, which is a vital consideration when scaling these algorithms for larger datasets or high-resolution imagery. Ultimately, these techniques represent the building blocks of more complex computer vision tasks. Mastery of histogram-based manipulation ensures that the preprocessing stage of any pipeline—whether for human viewing or machine learning—is optimized for clarity, consistency, and detail. </text:p>
      <text:p text:style-name="P1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5-06T03:36:12.571963300</dc:date>
    <meta:editing-duration>PT56M11S</meta:editing-duration>
    <meta:editing-cycles>19</meta:editing-cycles>
    <meta:generator>LibreOffice/26.2.2.2$Windows_X86_64 LibreOffice_project/1f77d10d6938fd34972958f64b2bcfa54f8b1ba5</meta:generator>
    <meta:document-statistic meta:table-count="0" meta:image-count="0" meta:object-count="0" meta:page-count="2" meta:paragraph-count="14" meta:word-count="593" meta:character-count="4431" meta:non-whitespace-character-count="3831"/>
  </office:meta>
</office:document-meta>
</file>